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a9f" officeooo:paragraph-rsid="00198a9f"/>
    </style:style>
    <style:style style:name="P2" style:family="paragraph" style:parent-style-name="Standard">
      <style:paragraph-properties fo:text-align="center" style:justify-single-word="false"/>
      <style:text-properties officeooo:rsid="00198a9f" officeooo:paragraph-rsid="00198a9f"/>
    </style:style>
    <style:style style:name="P3" style:family="paragraph" style:parent-style-name="Standard">
      <style:text-properties fo:font-size="14pt" officeooo:rsid="00198a9f" officeooo:paragraph-rsid="00198a9f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13f5" style:font-weight-asian="bold" style:font-weight-complex="bold"/>
    </style:style>
    <style:style style:name="T4" style:family="text">
      <style:text-properties fo:color="#729fcf" loext:opacity="100%"/>
    </style:style>
    <style:style style:name="T5" style:family="text">
      <style:text-properties fo:color="#729fcf" loext:opacity="100%" fo:font-weight="bold" style:font-weight-asian="bold" style:font-weight-complex="bold"/>
    </style:style>
    <style:style style:name="T6" style:family="text">
      <style:text-properties fo:color="#729fcf" loext:opacity="100%" fo:font-weight="bold" officeooo:rsid="001b13f5" style:font-weight-asian="bold" style:font-weight-complex="bold"/>
    </style:style>
    <style:style style:name="T7" style:family="text">
      <style:text-properties officeooo:rsid="001b1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TML</text:span> </text:p>
      <text:p text:style-name="P1"/>
      <text:p text:style-name="P3">Separação de blocos de forma semântica </text:p>
      <text:p text:style-name="P3"/>
      <text:p text:style-name="P3">Subistitui as <text:span text:style-name="T5">&lt;div&gt;&lt;/div&gt;</text:span>, porém elas ainda são utilizadas, só não são semânticas.</text:p>
      <text:p text:style-name="P3"><text:span text:style-name="T5">&lt;header&gt; &lt;/header&gt;</text:span> = cabeçalho</text:p>
      <text:p text:style-name="P3"><text:span text:style-name="T5">&lt;</text:span><text:span text:style-name="T6">nav&gt;&lt;/nav&gt;</text:span><text:span text:style-name="T7"> = navegação- menu</text:span></text:p>
      <text:p text:style-name="P3"><text:span text:style-name="T5">&lt;main&gt; &lt;/main&gt;</text:span> = conteúdo principal</text:p>
      <text:p text:style-name="P3"><text:span text:style-name="T5">&lt;footer&gt; &lt;/footer&gt;</text:span> = rodapé</text:p>
      <text:p text:style-name="P3"><text:span text:style-name="T5">&lt;section&gt; &lt;/saction&gt;</text:span> = seção</text:p>
      <text:p text:style-name="P3"><text:span text:style-name="T5">&lt;article&gt; &lt;/article&gt;</text:span> = artigo</text:p>
      <text:p text:style-name="P3"><text:span text:style-name="T5">&lt;aside&gt; &lt;/aside&gt;</text:span> = periférico ao artigo (ex: dar crédito ao autor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0:00:02.205626030</meta:creation-date>
    <dc:date>2024-03-10T21:30:40.075594468</dc:date>
    <meta:editing-duration>PT1H10M17S</meta:editing-duration>
    <meta:editing-cycles>1</meta:editing-cycles>
    <meta:document-statistic meta:table-count="0" meta:image-count="0" meta:object-count="0" meta:page-count="1" meta:paragraph-count="10" meta:word-count="55" meta:character-count="370" meta:non-whitespace-character-count="323"/>
    <meta:generator>LibreOffice/7.0.4.2$Linux_X86_64 LibreOffice_project/00$Build-2</meta:generator>
  </office:meta>
</office:document-meta>
</file>